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17.59cm" fo:break-before="page" table:align="margins"/>
    </style:style>
    <style:style style:name="Tableau3.A" style:family="table-column">
      <style:table-column-properties style:column-width="17.59cm" style:rel-column-width="65535*"/>
    </style:style>
    <style:style style:name="Tableau3.A1" style:family="table-cell">
      <style:table-cell-properties fo:padding="0.097cm" fo:border-left="0.05pt solid #000000" fo:border-right="0.05pt solid #000000" fo:border-top="none" fo:border-bottom="none"/>
    </style:style>
    <style:style style:name="Tableau3.4" style:family="table-row">
      <style:table-row-properties style:min-row-height="9.987cm"/>
    </style:style>
    <style:style style:name="Tableau3.7" style:family="table-row">
      <style:table-row-properties style:min-row-height="9.211cm"/>
    </style:style>
    <style:style style:name="Tableau3.12" style:family="table-row">
      <style:table-row-properties style:min-row-height="7.558cm"/>
    </style:style>
    <style:style style:name="Tableau1" style:family="table">
      <style:table-properties style:width="17.395cm" table:align="margins"/>
    </style:style>
    <style:style style:name="Tableau1.A" style:family="table-column">
      <style:table-column-properties style:column-width="5.798cm" style:rel-column-width="21845*"/>
    </style:style>
    <style:style style:name="Tableau1.A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3e08c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d8c725"/>
    </style:style>
    <style:style style:name="P4" style:family="paragraph" style:parent-style-name="Text_20_body">
      <style:paragraph-properties fo:break-before="page"/>
      <style:text-properties fo:language="fr" fo:country="BE" officeooo:paragraph-rsid="00356202"/>
    </style:style>
    <style:style style:name="P5" style:family="paragraph" style:parent-style-name="Table_20_Contents">
      <style:text-properties style:font-name="Liberation Sans1" fo:font-size="12pt" style:text-underline-style="solid" style:text-underline-width="auto" style:text-underline-color="font-color" officeooo:rsid="00d8c725" officeooo:paragraph-rsid="00d8c725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bf7f49" officeooo:paragraph-rsid="00df19bf" fo:background-color="transparent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bf7f49" officeooo:paragraph-rsid="00ce1d37" fo:background-color="transparent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f54bcf" officeooo:paragraph-rsid="00f54bcf" fo:background-color="transparent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10pt" fo:font-weight="bold" officeooo:rsid="00e851ef" officeooo:paragraph-rsid="00e851ef" fo:background-color="transparent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Liberation Sans1" fo:font-size="10pt" officeooo:rsid="00bf7f49" officeooo:paragraph-rsid="00e768d5" fo:background-color="transparent" style:font-size-asian="10pt" style:font-size-complex="10pt"/>
    </style:style>
    <style:style style:name="P11" style:family="paragraph" style:parent-style-name="Table_20_Contents">
      <style:text-properties style:font-name="Liberation Sans1" fo:font-size="10pt" officeooo:rsid="00bf7f49" officeooo:paragraph-rsid="00e08973" fo:background-color="transparent" style:font-size-asian="10pt" style:font-size-complex="10pt"/>
    </style:style>
    <style:style style:name="P12" style:family="paragraph" style:parent-style-name="Table_20_Contents">
      <style:text-properties style:font-name="Liberation Sans1" fo:font-size="10pt" officeooo:rsid="00bf7f49" officeooo:paragraph-rsid="00e8ae22" fo:background-color="transparent" style:font-size-asian="10pt" style:font-size-complex="10pt"/>
    </style:style>
    <style:style style:name="P13" style:family="paragraph" style:parent-style-name="Table_20_Contents">
      <style:text-properties style:font-name="Liberation Sans1" fo:font-size="10pt" officeooo:rsid="00bf7f49" officeooo:paragraph-rsid="00e93158" fo:background-color="transparent" style:font-size-asian="10pt" style:font-size-complex="10pt"/>
    </style:style>
    <style:style style:name="P14" style:family="paragraph" style:parent-style-name="Table_20_Contents">
      <style:text-properties style:font-name="Liberation Sans1" fo:font-size="10pt" officeooo:rsid="00df19bf" officeooo:paragraph-rsid="00df19bf" fo:background-color="transparent" style:font-size-asian="10pt" style:font-size-complex="10pt"/>
    </style:style>
    <style:style style:name="P15" style:family="paragraph" style:parent-style-name="Table_20_Contents">
      <style:text-properties style:font-name="Liberation Sans1" fo:font-size="10pt" officeooo:rsid="00df19bf" officeooo:paragraph-rsid="00e39d7e" fo:background-color="transparent" style:font-size-asian="10pt" style:font-size-complex="10pt"/>
    </style:style>
    <style:style style:name="P16" style:family="paragraph" style:parent-style-name="Table_20_Contents">
      <style:text-properties style:font-name="Liberation Sans1" fo:font-size="10pt" officeooo:rsid="00df19bf" officeooo:paragraph-rsid="00e8ae22" fo:background-color="transparent" style:font-size-asian="10pt" style:font-size-complex="10pt"/>
    </style:style>
    <style:style style:name="P17" style:family="paragraph" style:parent-style-name="Table_20_Contents">
      <style:text-properties style:font-name="Liberation Sans1" fo:font-size="10pt" officeooo:rsid="00df19bf" officeooo:paragraph-rsid="00e93158" fo:background-color="transparent" style:font-size-asian="10pt" style:font-size-complex="10pt"/>
    </style:style>
    <style:style style:name="P18" style:family="paragraph" style:parent-style-name="Table_20_Contents">
      <style:text-properties style:font-name="Liberation Sans1" fo:font-size="10pt" officeooo:rsid="00df19bf" officeooo:paragraph-rsid="00ea5abc" fo:background-color="transparent" style:font-size-asian="10pt" style:font-size-complex="10pt"/>
    </style:style>
    <style:style style:name="P19" style:family="paragraph" style:parent-style-name="Table_20_Contents">
      <style:text-properties style:font-name="Liberation Sans1" fo:font-size="10pt" officeooo:rsid="00df19bf" officeooo:paragraph-rsid="00ebb785" fo:background-color="transparen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fo:font-size="16pt" fo:font-weight="bold" officeooo:rsid="00bf7f49" officeooo:paragraph-rsid="00ce1d37" fo:background-color="transparent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fo:font-size="16pt" fo:font-weight="bold" officeooo:rsid="00f54bcf" officeooo:paragraph-rsid="00f54bcf" fo:background-color="transparent" style:font-size-asian="16pt" style:font-weight-asian="bold" style:font-size-complex="16pt" style:font-weight-complex="bold"/>
    </style:style>
    <style:style style:name="P22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font-name="Liberation Sans1" fo:font-size="12pt" fo:language="fr" fo:country="BE" fo:font-weight="bold" officeooo:rsid="00bf7f49" officeooo:paragraph-rsid="00cccc0b" fo:background-color="transparent" style:font-size-asian="12pt" style:font-weight-asian="bold" style:font-size-complex="12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font-name="Liberation Sans1" fo:font-size="12pt" fo:language="fr" fo:country="BE" fo:font-weight="bold" officeooo:rsid="00bf7f49" officeooo:paragraph-rsid="00f54bcf" fo:background-color="transparent" style:font-size-asian="12pt" style:font-weight-asian="bold" style:font-size-complex="12pt" style:font-weight-complex="bold"/>
    </style:style>
    <style:style style:name="P25" style:family="paragraph" style:parent-style-name="Standard" style:master-page-name="Standard">
      <style:paragraph-properties style:page-number="auto" fo:break-before="auto" fo:break-after="auto"/>
      <style:text-properties style:font-name="Liberation Sans1" fo:font-size="12pt" fo:language="fr" fo:country="BE" officeooo:rsid="00bf7f49" officeooo:paragraph-rsid="00f54bcf" fo:background-color="transparent" style:font-size-asian="12pt" style:font-size-complex="12pt"/>
    </style:style>
    <style:style style:name="P26" style:family="paragraph" style:parent-style-name="Standard" style:master-page-name="Standard">
      <style:paragraph-properties style:page-number="auto" fo:break-before="auto" fo:break-after="auto"/>
      <style:text-properties style:font-name="Liberation Sans1" fo:font-size="12pt" fo:language="fr" fo:country="BE" officeooo:rsid="00f54bcf" officeooo:paragraph-rsid="00f54bcf" fo:background-color="transparent" style:font-size-asian="12pt" style:font-size-complex="12pt"/>
    </style:style>
    <style:style style:name="P27" style:family="paragraph" style:parent-style-name="Standard" style:master-page-name="Standard">
      <style:paragraph-properties style:page-number="auto" fo:break-before="auto" fo:break-after="auto"/>
      <style:text-properties style:font-name="Liberation Sans1" fo:font-size="12pt" fo:language="fr" fo:country="BE" style:text-underline-style="none" officeooo:rsid="00f54bcf" officeooo:paragraph-rsid="00f54bcf" fo:background-color="transparent" style:font-size-asian="12pt" style:font-size-complex="12pt"/>
    </style:style>
    <style:style style:name="P28" style:family="paragraph" style:parent-style-name="Standard" style:master-page-name="Standard">
      <style:paragraph-properties style:page-number="auto" fo:break-before="auto" fo:break-after="auto"/>
      <style:text-properties style:font-name="Liberation Sans1" fo:font-size="12pt" fo:language="fr" fo:country="BE" style:text-underline-style="solid" style:text-underline-width="auto" style:text-underline-color="font-color" officeooo:rsid="00bf7f49" officeooo:paragraph-rsid="00f54bcf" fo:background-color="transparent" style:font-size-asian="12pt" style:font-size-complex="12pt"/>
    </style:style>
    <style:style style:name="P29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1" fo:font-size="12pt" fo:language="fr" fo:country="BE" fo:font-weight="bold" officeooo:rsid="00670433" officeooo:paragraph-rsid="00f54bcf" style:font-name-asian="DejaVu Sans" style:font-size-asian="12pt" style:font-weight-asian="bold" style:font-name-complex="DejaVu Sans" style:font-size-complex="12pt" style:font-weight-complex="bold"/>
    </style:style>
    <style:style style:name="P30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1" fo:font-size="12pt" fo:language="fr" fo:country="BE" fo:font-weight="bold" officeooo:rsid="00670433" officeooo:paragraph-rsid="00d8c725" style:font-name-asian="DejaVu Sans" style:font-size-asian="12pt" style:font-weight-asian="bold" style:font-name-complex="DejaVu Sans" style:font-size-complex="12pt" style:font-weight-complex="bold"/>
    </style:style>
    <style:style style:name="P31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1" fo:font-size="12pt" fo:language="fr" fo:country="BE" fo:font-weight="bold" officeooo:rsid="00670433" officeooo:paragraph-rsid="00cccc0b" style:font-name-asian="DejaVu Sans" style:font-size-asian="12pt" style:font-weight-asian="bold" style:font-name-complex="DejaVu Sans" style:font-size-complex="12pt" style:font-weight-complex="bold"/>
    </style:style>
    <style:style style:name="P32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1" fo:font-size="12pt" fo:language="fr" fo:country="BE" fo:font-weight="bold" officeooo:rsid="00670433" officeooo:paragraph-rsid="00f54bcf" fo:background-color="transparent" style:font-name-asian="DejaVu Sans" style:font-size-asian="12pt" style:font-weight-asian="bold" style:font-name-complex="DejaVu Sans" style:font-size-complex="12pt" style:font-weight-complex="bold"/>
    </style:style>
    <style:style style:name="P33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font-name="Liberation Sans1" fo:font-size="24pt" fo:language="fr" fo:country="BE" fo:font-weight="bold" officeooo:rsid="00f54bcf" officeooo:paragraph-rsid="00f54bcf" fo:background-color="#ffff00" style:font-size-asian="24pt" style:font-weight-asian="bold" style:font-size-complex="24pt" style:font-weight-complex="bold"/>
    </style:style>
    <style:style style:name="T1" style:family="text">
      <style:text-properties fo:language="fr" fo:country="BE" fo:font-style="italic" fo:font-weight="bold" officeooo:rsid="00836a89" style:font-name-asian="DejaVu Sans" style:font-style-asian="italic" style:font-weight-asian="bold" style:font-name-complex="DejaVu Sans" style:font-style-complex="italic" style:font-weight-complex="bold"/>
    </style:style>
    <style:style style:name="T2" style:family="text">
      <style:text-properties fo:language="fr" fo:country="BE" fo:font-style="italic" fo:font-weight="bold" officeooo:rsid="00e93158" style:font-name-asian="DejaVu Sans" style:font-style-asian="italic" style:font-weight-asian="bold" style:font-name-complex="DejaVu Sans" style:font-style-complex="italic" style:font-weight-complex="bold"/>
    </style:style>
    <style:style style:name="T3" style:family="text">
      <style:text-properties fo:language="fr" fo:country="BE" fo:font-style="italic" officeooo:rsid="00836a89" style:font-name-asian="DejaVu Sans" style:font-style-asian="italic" style:font-name-complex="DejaVu Sans" style:font-style-complex="italic"/>
    </style:style>
    <style:style style:name="T4" style:family="text">
      <style:text-properties fo:language="fr" fo:country="BE" fo:font-style="italic" officeooo:rsid="00836a89" fo:background-color="#ff6600" style:font-name-asian="DejaVu Sans" style:font-style-asian="italic" style:font-name-complex="DejaVu Sans" style:font-style-complex="italic"/>
    </style:style>
    <style:style style:name="T5" style:family="text">
      <style:text-properties fo:language="fr" fo:country="BE" fo:font-style="italic" officeooo:rsid="00836a89" fo:background-color="#ffff66" style:font-name-asian="DejaVu Sans" style:font-style-asian="italic" style:font-name-complex="DejaVu Sans" style:font-style-complex="italic"/>
    </style:style>
    <style:style style:name="T6" style:family="text">
      <style:text-properties fo:font-style="italic" fo:font-weight="bold" officeooo:rsid="00836a89" fo:background-color="#ffff66" style:font-name-asian="DejaVu Sans" style:font-style-asian="italic" style:font-weight-asian="bold" style:font-name-complex="DejaVu Sans" style:font-style-complex="italic" style:font-weight-complex="bold"/>
    </style:style>
    <style:style style:name="T7" style:family="text">
      <style:text-properties fo:font-style="italic" officeooo:rsid="00836a89" style:font-name-asian="DejaVu Sans" style:font-style-asian="italic" style:font-name-complex="DejaVu Sans" style:font-style-complex="italic"/>
    </style:style>
    <style:style style:name="T8" style:family="text">
      <style:text-properties officeooo:rsid="00db9d10"/>
    </style:style>
    <style:style style:name="T9" style:family="text">
      <style:text-properties officeooo:rsid="00df19bf"/>
    </style:style>
    <style:style style:name="T10" style:family="text">
      <style:text-properties officeooo:rsid="00f54bcf"/>
    </style:style>
    <style:style style:name="fr1" style:family="graphic" style:parent-style-name="Frame">
      <style:graphic-properties style:protect="none" style:wrap="run-through" style:number-wrapped-paragraphs="no-limit" style:vertical-pos="from-top" style:horizontal-pos="from-left" style:horizontal-rel="paragraph"/>
    </style:style>
    <style:style style:name="fr2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equ in objects"&gt;</text:placeholder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3">Équipement : <text:span text:style-name="T7"><text:placeholder text:placeholder-type="text">&lt;equ.code&gt;</text:placeholder></text:span></text:p>
          </table:table-cell>
        </table:table-row>
        <table:table-row>
          <table:table-cell table:style-name="Tableau3.A1" office:value-type="string">
            <text:p text:style-name="P23"><text:placeholder text:placeholder-type="text">&lt;for each="ug in equ.ug"&gt;</text:placeholder></text:p>
          </table:table-cell>
        </table:table-row>
        <table:table-row>
          <table:table-cell table:style-name="Tableau3.A1" office:value-type="string">
            <text:p text:style-name="P20"><text:span text:style-name="T10">Unité de gestion </text:span>: <text:span text:style-name="T3"><text:s/></text:span><text:span text:style-name="T5"><text:placeholder text:placeholder-type="text">&lt;ug.code&gt;</text:placeholder></text:span></text:p>
          </table:table-cell>
        </table:table-row>
        <table:table-row table:style-name="Tableau3.4">
          <table:table-cell table:style-name="Tableau3.A1" office:value-type="string">
            <text:p text:style-name="P7"><draw:frame draw:style-name="fr1" draw:name="image: (StringIO(str(ug.image_map)), 'image/jpeg')" text:anchor-type="as-char" svg:y="0cm" svg:width="12cm" svg:height="8.999cm" draw:z-index="6"><draw:text-box><text:p text:style-name="P1"/></draw:text-box></draw:frame></text:p>
          </table:table-cell>
        </table:table-row>
        <table:table-row>
          <table:table-cell table:style-name="Tableau3.A1" office:value-type="string">
            <text:p text:style-name="P24"><text:placeholder text:placeholder-type="text">&lt;for each="sta in ug.station"&gt;</text:placeholder></text:p>
          </table:table-cell>
        </table:table-row>
        <table:table-row>
          <table:table-cell table:style-name="Tableau3.A1" office:value-type="string">
            <text:p text:style-name="P21">Station : <text:span text:style-name="T5"><text:placeholder text:placeholder-type="text">&lt;sta.code&gt;</text:placeholder></text:span></text:p>
          </table:table-cell>
        </table:table-row>
        <table:table-row table:style-name="Tableau3.7">
          <table:table-cell table:style-name="Tableau3.A1" office:value-type="string">
            <text:p text:style-name="P8"><draw:frame draw:style-name="fr1" draw:name="image: (StringIO(str(sta.image_map)), 'image/jpeg')" text:anchor-type="as-char" svg:y="-0.4cm" svg:width="12cm" svg:height="8.999cm" draw:z-index="7"><draw:text-box><text:p text:style-name="P1"/></draw:text-box></draw:frame></text:p>
          </table:table-cell>
        </table:table-row>
        <text:soft-page-break/>
        <table:table-row>
          <table:table-cell table:style-name="Tableau3.A1" office:value-type="string">
            <text:p text:style-name="P25"><text:placeholder text:placeholder-type="text">&lt;for each="emp in sta.emplacement"&gt;</text:placeholder></text:p>
          </table:table-cell>
        </table:table-row>
        <table:table-row>
          <table:table-cell table:style-name="Tableau3.A1" office:value-type="string">
            <text:p text:style-name="P26">Emplacement : <text:span text:style-name="T6"><text:placeholder text:placeholder-type="text">&lt;emp.code&gt;</text:placeholder></text:span></text:p>
          </table:table-cell>
        </table:table-row>
        <table:table-row>
          <table:table-cell table:style-name="Tableau3.A1" office:value-type="string">
            <text:p text:style-name="P25"><text:placeholder text:placeholder-type="text">&lt;for each="arbre in emp.arbre"&gt;</text:placeholder></text:p>
          </table:table-cell>
        </table:table-row>
        <table:table-row>
          <table:table-cell table:style-name="Tableau3.A1" office:value-type="string">
            <text:p text:style-name="P27">Arbre : <text:span text:style-name="T6"><text:placeholder text:placeholder-type="text">&lt;arbre.code&gt;</text:placeholder></text:span></text:p>
          </table:table-cell>
        </table:table-row>
        <table:table-row table:style-name="Tableau3.12">
          <table:table-cell table:style-name="Tableau3.A1" office:value-type="string">
            <text:p text:style-name="P27"><draw:frame draw:style-name="fr2" draw:name="image: (StringIO(str(arbre.image_map)), 'image/jpeg')" text:anchor-type="paragraph" svg:x="0.019cm" svg:y="0.18cm" svg:width="8.594cm" svg:height="6.999cm" draw:z-index="4"><draw:text-box><text:p text:style-name="P1"/></draw:text-box></draw:frame><draw:frame draw:style-name="fr2" draw:name="image: (StringIO(str(arbre.photo)), 'image/jpeg')" text:anchor-type="paragraph" svg:x="8.782cm" svg:y="0.217cm" svg:width="8.562cm" svg:height="6.964cm" draw:z-index="5"><draw:text-box><text:p text:style-name="P1"/></draw:text-box></draw:frame></text:p>
          </table:table-cell>
        </table:table-row>
        <table:table-row>
          <table:table-cell table:style-name="Tableau3.A1" office:value-type="string">
            <text:p text:style-name="P28"><text:placeholder text:placeholder-type="text">&lt;for each="evol in arbre.evolution"&gt;</text:placeholder></text:p>
          </table:table-cell>
        </table:table-row>
        <table:table-row>
          <table:table-cell table:style-name="Tableau3.A1" office:value-type="string">
            <text:p text:style-name="P5">Évolution des mesures</text:p>
          </table:table-cell>
        </table:table-row>
        <table:table-row>
          <table:table-cell table:style-name="Tableau3.A1" office:value-type="string">
            <table:table table:name="Tableau1" table:style-name="Tableau1">
              <table:table-column table:style-name="Tableau1.A" table:number-columns-repeated="3"/>
              <table:table-row>
                <table:table-cell table:style-name="Tableau1.A1" table:number-columns-spanned="3" office:value-type="string">
                  <text:p text:style-name="P9">B<text:span text:style-name="T9">ilan du </text:span><text:span text:style-name="T3"><text:placeholder text:placeholder-type="text">&lt;evol.date&gt;</text:placeholder></text:span><text:span text:style-name="T9"> : </text:span><text:span text:style-name="T4"><text:placeholder text:placeholder-type="text">&lt;evol.bilan.name&gt;</text:placeholder></text:span></text:p>
                </table:table-cell>
                <table:covered-table-cell/>
                <table:covered-table-cell/>
              </table:table-row>
              <table:table-row>
                <table:table-cell table:style-name="Tableau1.A2" office:value-type="string">
                  <text:p text:style-name="P10"><text:span text:style-name="T8">Date </text:span>: <text:span text:style-name="T1"><text:s/></text:span><text:span text:style-name="T1"><text:placeholder text:placeholder-type="text">&lt;evol.date&gt;</text:placeholder></text:span></text:p>
                </table:table-cell>
                <table:table-cell table:style-name="Tableau1.B2" office:value-type="string">
                  <text:p text:style-name="P14">Mécanique : <text:span text:style-name="T1"><text:placeholder text:placeholder-type="text">&lt;evol.mecanique&gt;</text:placeholder></text:span></text:p>
                </table:table-cell>
                <table:table-cell table:style-name="Tableau1.C2" office:value-type="string">
                  <text:p text:style-name="P19">Vigueur : <text:span text:style-name="T1"><text:placeholder text:placeholder-type="text">&lt;evol.vigueur&gt;</text:placeholder></text:span></text:p>
                </table:table-cell>
              </table:table-row>
              <table:table-row>
                <table:table-cell table:style-name="Tableau1.A6" office:value-type="string">
                  <text:p text:style-name="P11">P<text:span text:style-name="T9">aysager : </text:span><text:span text:style-name="T1"><text:placeholder text:placeholder-type="text">&lt;evol.paysager.name&gt;</text:placeholder></text:span></text:p>
                </table:table-cell>
                <table:table-cell table:style-name="Tableau1.B6" office:value-type="string">
                  <text:p text:style-name="P15">Ht :<text:span text:style-name="T1"><text:placeholder text:placeholder-type="text">&lt;evol.ht&gt;</text:placeholder></text:span><text:span text:style-name="T1"> </text:span><text:span text:style-name="T2">m</text:span></text:p>
                </table:table-cell>
                <table:table-cell table:style-name="Tableau1.C6" office:value-type="string">
                  <text:p text:style-name="P15">H fût : <text:span text:style-name="T1"><text:placeholder text:placeholder-type="text">&lt;evol.hfut&gt;</text:placeholder></text:span><text:span text:style-name="T1"> </text:span><text:span text:style-name="T2">m</text:span></text:p>
                </table:table-cell>
              </table:table-row>
              <table:table-row>
                <table:table-cell table:style-name="Tableau1.A6" office:value-type="string">
                  <text:p text:style-name="P15">Larg. Houp. Voie : <text:span text:style-name="T1"><text:placeholder text:placeholder-type="text">&lt;evol.larghoupvoie&gt;</text:placeholder></text:span><text:span text:style-name="T1"> </text:span><text:span text:style-name="T2">m</text:span></text:p>
                </table:table-cell>
                <table:table-cell table:style-name="Tableau1.B6" office:value-type="string">
                  <text:p text:style-name="P16">Larg. Houp. Riv. : <text:span text:style-name="T1"><text:placeholder text:placeholder-type="text">&lt;evol.larghoupriv&gt;</text:placeholder></text:span><text:span text:style-name="T1"> </text:span><text:span text:style-name="T2">m</text:span></text:p>
                </table:table-cell>
                <table:table-cell table:style-name="Tableau1.C6" office:value-type="string">
                  <text:p text:style-name="P16">Diam. Tronc : <text:span text:style-name="T1"><text:placeholder text:placeholder-type="text">&lt;evol.diamtronc&gt;</text:placeholder></text:span><text:span text:style-name="T1"> </text:span><text:span text:style-name="T2">cm</text:span></text:p>
                </table:table-cell>
              </table:table-row>
              <table:table-row>
                <table:table-cell table:style-name="Tableau1.A6" office:value-type="string">
                  <text:p text:style-name="P12">C<text:span text:style-name="T9">onduite : </text:span><text:span text:style-name="T1"><text:placeholder text:placeholder-type="text">&lt;evol.conduite&gt;</text:placeholder></text:span></text:p>
                </table:table-cell>
                <table:table-cell table:style-name="Tableau1.B6" office:value-type="string">
                  <text:p text:style-name="P17">Diam. Houp. : <text:span text:style-name="T1"><text:placeholder text:placeholder-type="text">&lt;evol.diamhoup&gt;</text:placeholder></text:span><text:span text:style-name="T1"> </text:span><text:span text:style-name="T2">m</text:span></text:p>
                </table:table-cell>
                <table:table-cell table:style-name="Tableau1.C6" office:value-type="string">
                  <text:p text:style-name="P17">Surf. Pied Arbre : <text:span text:style-name="T1"><text:placeholder text:placeholder-type="text">&lt;evol.surfacepiedarbre&gt;</text:placeholder></text:span><text:span text:style-name="T1"> </text:span><text:span text:style-name="T2">m²</text:span></text:p>
                </table:table-cell>
              </table:table-row>
              <table:table-row>
                <table:table-cell table:style-name="Tableau1.A6" office:value-type="string">
                  <text:p text:style-name="P13">G<text:span text:style-name="T9">rille : </text:span><text:span text:style-name="T1"><text:placeholder text:placeholder-type="text">&lt;evol.grille&gt;</text:placeholder></text:span></text:p>
                </table:table-cell>
                <table:table-cell table:style-name="Tableau1.B6" office:value-type="string">
                  <text:p text:style-name="P17">Ligne électrique : <text:span text:style-name="T1"><text:placeholder text:placeholder-type="text">&lt;evol.lignelec&gt;</text:placeholder></text:span></text:p>
                </table:table-cell>
                <table:table-cell table:style-name="Tableau1.C6" office:value-type="string">
                  <text:p text:style-name="P17">Sonde : <text:span text:style-name="T1"><text:placeholder text:placeholder-type="text">&lt;evol.sonde&gt;</text:placeholder></text:span></text:p>
                </table:table-cell>
              </table:table-row>
              <table:table-row>
                <table:table-cell table:style-name="Tableau1.A7" office:value-type="string">
                  <text:p text:style-name="P13">E<text:span text:style-name="T9">mpatement : </text:span><text:span text:style-name="T1"><text:placeholder text:placeholder-type="text">&lt;evol.empmat&gt;</text:placeholder></text:span></text:p>
                </table:table-cell>
                <table:table-cell table:style-name="Tableau1.B7" office:value-type="string">
                  <text:p text:style-name="P18">Arrosage : <text:span text:style-name="T1"><text:placeholder text:placeholder-type="text">&lt;evol.arrosage&gt;</text:placeholder></text:span></text:p>
                </table:table-cell>
                <table:table-cell table:style-name="Tableau1.C7" office:value-type="string">
                  <text:p text:style-name="P18">Environnement : <text:span text:style-name="T1"><text:placeholder text:placeholder-type="text">&lt;evol.environnement&gt;</text:placeholder></text:span>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eau3.A1" office:value-type="string">
            <text:p text:style-name="P29"><text:placeholder text:placeholder-type="text">&lt;/for&gt;</text:placeholder></text:p>
          </table:table-cell>
        </table:table-row>
        <table:table-row>
          <table:table-cell table:style-name="Tableau3.A1" office:value-type="string">
            <text:p text:style-name="P30"><text:placeholder text:placeholder-type="text">&lt;/for&gt;</text:placeholder></text:p>
          </table:table-cell>
        </table:table-row>
        <table:table-row>
          <table:table-cell table:style-name="Tableau3.A1" office:value-type="string">
            <text:p text:style-name="P32"><text:placeholder text:placeholder-type="text">&lt;/for&gt;</text:placeholder></text:p>
          </table:table-cell>
        </table:table-row>
        <table:table-row>
          <table:table-cell table:style-name="Tableau3.A1" office:value-type="string">
            <text:p text:style-name="P32"/>
          </table:table-cell>
        </table:table-row>
        <table:table-row>
          <table:table-cell table:style-name="Tableau3.A1" office:value-type="string">
            <text:p text:style-name="P32"><text:placeholder text:placeholder-type="text">&lt;/for&gt;</text:placeholder></text:p>
          </table:table-cell>
        </table:table-row>
        <table:table-row>
          <table:table-cell table:style-name="Tableau3.A1" office:value-type="string">
            <text:p text:style-name="P31"><text:placeholder text:placeholder-type="text">&lt;/for&gt;</text:placeholder></text:p>
          </table:table-cell>
        </table:table-row>
      </table:table>
      <text:p text:style-name="P2"/>
      <text:p text:style-name="P3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3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2" meta:image-count="1" meta:object-count="0" meta:page-count="4" meta:paragraph-count="39" meta:word-count="126" meta:character-count="913" meta:non-whitespace-character-count="823"/>
    <meta:user-defined meta:name="Info 1"/>
    <meta:user-defined meta:name="Info 2"/>
    <meta:user-defined meta:name="Info 3"/>
    <meta:user-defined meta:name="Info 4"/>
  </office:meta>
</office:document-meta>
</file>